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7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9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$n_juzgado</text:p>
      <text:p text:style-name="P1"><text:span text:style-name="T1">ACOMPAÑA MANDAMIENTO Y REPORTE. DENUNCIA NUEVO DOMICILIO. SOLICITO SE LIBRE MANDAMIENTO CON HABILITACION DE DIAS Y HORAS Y BAJO RESPONSABILDAD DE LA PARTE ACTORA.-</text:span></text:p>
      <text:p text:style-name="P4"/>
      <text:p text:style-name="P5">Señor Juez:</text:p>
      <text:p text:style-name="P12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</text:span><text:span text:style-name="T4"> </text:span><text:span text:style-name="T5">$nombreCliente</text:span><text:span text:style-name="T3"> </text:span><text:span text:style-name="T5">s/ Cobro Ejecutivo” </text:span><text:span text:style-name="T3">a V. S. digo:</text:span></text:p>
      <text:p text:style-name="P13"><text:s/></text:p>
      <text:p text:style-name="P8"><text:span text:style-name="T1">I.-</text:span><text:span text:style-name="T2"> Que vengo por el presente a acompañar mandamiento diligenciado con carácter negativo y reporte donde consta nuevo domicilio de la demandada sito en calle </text:span><text:span text:style-name="T6">$calle_cliente $numero_domicilio_cliente</text:span><text:span text:style-name="T2"> </text:span><text:span text:style-name="T6">$piso_domicilio_cliente $depto_domicilio_cliente $localidad_domicilio_cliente</text:span><text:span text:style-name="T2">, Provincia de </text:span><text:span text:style-name="T6">$textoLibre_1</text:span><text:span text:style-name="T2">, solicitando se libre mandamiento con habilitación de días y horas inhábiles y bajo responsabilidad de la parte actora a los mismos fines que el anterior al nuevo domicilio denunciado.-</text:span></text:p>
      <text:p text:style-name="P14"/>
      <text:p text:style-name="P2">PROVEER DE CONFORMIDAD</text:p>
      <text:p text:style-name="P2">SERA JUSTICIA</text:p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00:00</meta:creation-date>
    <dc:creator>silvia</dc:creator>
    <dc:date>2012-12-26T18:00:00</dc:date>
    <meta:print-date>2012-03-05T20:02:00</meta:print-date>
    <meta:editing-cycles>2</meta:editing-cycles>
    <meta:editing-duration>PT3M</meta:editing-duration>
    <meta:document-statistic meta:table-count="0" meta:image-count="0" meta:object-count="0" meta:page-count="1" meta:paragraph-count="8" meta:word-count="132" meta:character-count="955"/>
    <meta:generator>OpenOffice.org/3.4.1$Win32 OpenOffice.org_project/341m1$Build-9593</meta:generator>
  </office:meta>
</office:document-meta>
</file>